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officeooo:rsid="00006030" officeooo:paragraph-rsid="00006030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weight="bold" officeooo:rsid="00006030" officeooo:paragraph-rsid="0000603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6pt" style:text-underline-style="solid" style:text-underline-width="auto" style:text-underline-color="font-color" fo:font-weight="bold" officeooo:rsid="00006030" officeooo:paragraph-rsid="00006030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officeooo:rsid="001ba1c6" officeooo:paragraph-rsid="000060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saac García Aneiros 1ºASIR</text:p>
      <text:p text:style-name="P3">Boletín XSLT – Museos</text:p>
      <text:p text:style-name="P1"/>
      <text:p text:style-name="P2">Ejercicio A:</text:p>
      <text:p text:style-name="P1"/>
      <text:p text:style-name="P1">&lt;?xml version="1.0" encoding="UTF-8"?&gt;</text:p>
      <text:p text:style-name="P1">&lt;xsl:stylesheet xmlns:xsl="http://www.w3.org/1999/XSL/Transform" version="1.0"&gt;</text:p>
      <text:p text:style-name="P1"><text:s text:c="2"/>&lt;xsl:output method="xml" version="1.0" encoding="UTF-8" indent="yes"/&gt;</text:p>
      <text:p text:style-name="P1"><text:s text:c="2"/>&lt;xsl:template match="/museos"&gt;</text:p>
      <text:p text:style-name="P1"><text:s text:c="4"/>&lt;museos&gt;</text:p>
      <text:p text:style-name="P1"><text:s text:c="6"/>&lt;xsl:for-each select="museo"&gt;</text:p>
      <text:p text:style-name="P1"><text:s text:c="8"/>&lt;museo&gt;</text:p>
      <text:p text:style-name="P1"><text:s text:c="10"/>&lt;nome&gt;&lt;xsl:value-of select="@nome"/&gt;&lt;/nome&gt;</text:p>
      <text:p text:style-name="P1"><text:s text:c="10"/>&lt;cidade&gt;&lt;xsl:value-of select="@cidade"/&gt;&lt;/cidade&gt;</text:p>
      <text:p text:style-name="P1"><text:s text:c="10"/>&lt;pais&gt;&lt;xsl:value-of select="@pais"/&gt;&lt;/pais&gt;</text:p>
      <text:p text:style-name="P1"><text:s text:c="8"/>&lt;/museo&gt;</text:p>
      <text:p text:style-name="P1"><text:s text:c="6"/>&lt;/xsl:for-each&gt;</text:p>
      <text:p text:style-name="P1"><text:s text:c="4"/>&lt;/museos&gt;</text:p>
      <text:p text:style-name="P1"><text:s text:c="2"/>&lt;/xsl:template&gt;</text:p>
      <text:p text:style-name="P1">&lt;/xsl:stylesheet&gt;</text:p>
      <text:p text:style-name="P1"/>
      <text:p text:style-name="P2">Ejercicio B:</text:p>
      <text:p text:style-name="P1"/>
      <text:p text:style-name="P1">&lt;?xml version="1.0" encoding="UTF-8"?&gt;</text:p>
      <text:p text:style-name="P1">&lt;xsl:stylesheet version="1.0" xmlns:xsl="http://www.w3.org/1999/XSL/Transform"&gt;</text:p>
      <text:p text:style-name="P1"><text:s text:c="4"/>&lt;xsl:template match="/"&gt;</text:p>
      <text:p text:style-name="P1"><text:s text:c="8"/>&lt;museos&gt;</text:p>
      <text:p text:style-name="P1"><text:s text:c="12"/>&lt;xsl:for-each select="museos/museo"&gt;</text:p>
      <text:p text:style-name="P1"><text:s text:c="16"/>&lt;museo ubicacion="{@cidade} ({@pais})"&gt;</text:p>
      <text:p text:style-name="P1"><text:s text:c="20"/>&lt;xsl:value-of select="@nome"/&gt;</text:p>
      <text:p text:style-name="P1"><text:s text:c="16"/>&lt;/museo&gt;</text:p>
      <text:p text:style-name="P1"><text:s text:c="12"/>&lt;/xsl:for-each&gt;</text:p>
      <text:p text:style-name="P1"><text:s text:c="8"/>&lt;/museos&gt;</text:p>
      <text:p text:style-name="P1"><text:s text:c="4"/>&lt;/xsl:template&gt;</text:p>
      <text:p text:style-name="P1">&lt;/xsl:stylesheet&gt;</text:p>
      <text:p text:style-name="P1"/>
      <text:p text:style-name="P2">Ejercicio C:</text:p>
      <text:p text:style-name="P1"/>
      <text:p text:style-name="P1">&lt;?xml version="1.0" encoding="UTF-8"?&gt;</text:p>
      <text:p text:style-name="P1">&lt;xsl:stylesheet version="1.0" xmlns:xsl="http://www.w3.org/1999/XSL/Transform"&gt;</text:p>
      <text:p text:style-name="P1"><text:s text:c="2"/>&lt;xsl:template match="/"&gt;</text:p>
      <text:p text:style-name="P1"><text:s text:c="4"/>&lt;cidades&gt;</text:p>
      <text:p text:style-name="P1"><text:s text:c="6"/>&lt;xsl:for-each select="museos/museo"&gt;</text:p>
      <text:p text:style-name="P1"><text:s text:c="8"/>&lt;cidade nome="{@cidade}"&gt;</text:p>
      <text:p text:style-name="P1"><text:s text:c="10"/>&lt;pais&gt;&lt;xsl:value-of select="@pais"/&gt;&lt;/pais&gt;</text:p>
      <text:p text:style-name="P1"><text:s text:c="10"/>&lt;museo&gt;&lt;xsl:value-of select="@nome"/&gt;&lt;/museo&gt;</text:p>
      <text:p text:style-name="P1"><text:s text:c="8"/>&lt;/cidade&gt;</text:p>
      <text:p text:style-name="P1"><text:s text:c="6"/>&lt;/xsl:for-each&gt;</text:p>
      <text:p text:style-name="P1"><text:s text:c="4"/>&lt;/cidades&gt;</text:p>
      <text:p text:style-name="P1"><text:s text:c="2"/>&lt;/xsl:template&gt;</text:p>
      <text:p text:style-name="P1">&lt;/xsl:stylesheet&gt;</text:p>
      <text:p text:style-name="P1"/>
      <text:p text:style-name="P2"><text:soft-page-break/>Ejercicio D:</text:p>
      <text:p text:style-name="P1"/>
      <text:p text:style-name="P1">&lt;?xml version="1.0" encoding="UTF-8"?&gt;</text:p>
      <text:p text:style-name="P1">&lt;xsl:stylesheet version="1.0" xmlns:xsl="http://www.w3.org/1999/XSL/Transform"&gt;</text:p>
      <text:p text:style-name="P1"><text:s text:c="4"/>&lt;xsl:template match="/museos"&gt;</text:p>
      <text:p text:style-name="P1"><text:s text:c="8"/>&lt;paises&gt;</text:p>
      <text:p text:style-name="P1"><text:s text:c="12"/>&lt;xsl:for-each select="museo"&gt;</text:p>
      <text:p text:style-name="P1"><text:s text:c="16"/>&lt;xsl:variable name="pais" select="@pais"/&gt;</text:p>
      <text:p text:style-name="P1"><text:s text:c="16"/>&lt;xsl:variable name="cidade" select="@cidade"/&gt;</text:p>
      <text:p text:style-name="P1"><text:s text:c="16"/>&lt;pais nome="{$pais}"&gt;</text:p>
      <text:p text:style-name="P1"><text:s text:c="20"/>&lt;cidade nome="{$cidade}"&gt;</text:p>
      <text:p text:style-name="P1"><text:s text:c="24"/>&lt;museo nome="{@nome}"/&gt;</text:p>
      <text:p text:style-name="P1"><text:s text:c="20"/>&lt;/cidade&gt;</text:p>
      <text:p text:style-name="P1"><text:s text:c="16"/>&lt;/pais&gt;</text:p>
      <text:p text:style-name="P1"><text:s text:c="12"/>&lt;/xsl:for-each&gt;</text:p>
      <text:p text:style-name="P1"><text:s text:c="8"/>&lt;/paises&gt;</text:p>
      <text:p text:style-name="P1"><text:s text:c="4"/>&lt;/xsl:template&gt;</text:p>
      <text:p text:style-name="P1">&lt;/xsl:stylesheet&gt;</text:p>
      <text:p text:style-name="P1"/>
      <text:p text:style-name="P2">Ejercicio E:</text:p>
      <text:p text:style-name="P1"/>
      <text:p text:style-name="P1">&lt;?xml version="1.0" encoding="UTF-8"?&gt;</text:p>
      <text:p text:style-name="P1">&lt;xsl:stylesheet version="1.0" xmlns:xsl="http://www.w3.org/1999/XSL/Transform"&gt;</text:p>
      <text:p text:style-name="P1"><text:s text:c="2"/>&lt;xsl:template match="/"&gt;</text:p>
      <text:p text:style-name="P1"><text:s text:c="4"/>&lt;lugares&gt;</text:p>
      <text:p text:style-name="P1"><text:s text:c="6"/>&lt;xsl:for-each select="museos/museo"&gt;</text:p>
      <text:p text:style-name="P1"><text:s text:c="8"/>&lt;lugar tipo="museo"&gt;</text:p>
      <text:p text:style-name="P1"><text:s text:c="10"/>&lt;ubicacion nome="cidade"&gt;&lt;xsl:value-of select="@cidade"/&gt;&lt;/ubicacion&gt;</text:p>
      <text:p text:style-name="P1"><text:s text:c="10"/>&lt;ubicacion nome="pais"&gt;&lt;xsl:value-of select="@pais"/&gt;&lt;/ubicacion&gt;</text:p>
      <text:p text:style-name="P1"><text:s text:c="10"/>&lt;nome&gt;&lt;xsl:value-of select="@nome"/&gt;&lt;/nome&gt;</text:p>
      <text:p text:style-name="P1"><text:s text:c="8"/>&lt;/lugar&gt;</text:p>
      <text:p text:style-name="P1"><text:s text:c="6"/>&lt;/xsl:for-each&gt;</text:p>
      <text:p text:style-name="P1"><text:s text:c="4"/>&lt;/lugares&gt;</text:p>
      <text:p text:style-name="P1"><text:s text:c="2"/>&lt;/xsl:template&gt;</text:p>
      <text:p text:style-name="P1">&lt;/xsl:stylesheet&gt;</text:p>
      <text:p text:style-name="P1"/>
      <text:p text:style-name="P4">Enlace al repositorio en mi github → <text:a xlink:type="simple" xlink:href="https://github.com/IsaacGaAn/Boletines-XPath-XQuery-XSLT" text:style-name="Internet_20_link" text:visited-style-name="Visited_20_Internet_20_Link">https://github.com/IsaacGaAn/Boletines-XPath-XQuery-XSLT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8T12:35:34.716000000</dc:date>
    <meta:editing-duration>PT1M39S</meta:editing-duration>
    <meta:editing-cycles>1</meta:editing-cycles>
    <meta:document-statistic meta:table-count="0" meta:image-count="0" meta:object-count="0" meta:page-count="2" meta:paragraph-count="78" meta:word-count="151" meta:character-count="2683" meta:non-whitespace-character-count="2131"/>
    <meta:generator>LibreOffice/7.2.7.2$Windows_X86_64 LibreOffice_project/8d71d29d553c0f7dcbfa38fbfda25ee34cce99a2</meta:generator>
  </office:meta>
</office:document-meta>
</file>